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eeeeee" draw:textarea-horizontal-align="justify" draw:textarea-vertical-align="middle" draw:auto-grow-height="false" fo:min-height="3.05cm" fo:min-width="5.8cm"/>
    </style:style>
    <style:style style:name="gr2" style:family="graphic" style:parent-style-name="standard">
      <style:graphic-properties svg:stroke-color="#111111" draw:fill="solid" draw:fill-color="#eeeeee" draw:textarea-horizontal-align="justify" draw:textarea-vertical-align="middle" draw:auto-grow-height="false" fo:min-height="3.05cm" fo:min-width="6.7cm"/>
    </style:style>
    <style:style style:name="gr3" style:family="graphic" style:parent-style-name="standard">
      <style:graphic-properties svg:stroke-color="#111111" draw:fill="solid" draw:fill-color="#eeeeee" draw:textarea-horizontal-align="justify" draw:textarea-vertical-align="middle" draw:auto-grow-height="false" fo:min-height="3.05cm" fo:min-width="4.7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62cm" fo:min-width="4.124cm"/>
    </style:style>
    <style:style style:name="gr5" style:family="graphic" style:parent-style-name="standard">
      <style:graphic-properties svg:stroke-width="0.1cm" svg:stroke-color="#000000" draw:marker-start-width="0.35cm" draw:marker-end="Linienspitzen_20_1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443cm" fo:min-width="2.512cm" fo:padding-top="0.175cm" fo:padding-bottom="0.175cm" fo:padding-left="0.3cm" fo:padding-right="0.3cm"/>
    </style:style>
    <style:style style:name="gr7" style:family="graphic" style:parent-style-name="objectwithoutfill">
      <style:graphic-properties draw:stroke="solid" draw:stroke-dash="Ultrafine_20_Dashed" svg:stroke-width="0.05cm" draw:marker-start-width="0.275cm" draw:marker-end="Linienspitzen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111111" draw:fill="solid" draw:fill-color="#eeeeee" draw:textarea-horizontal-align="justify" draw:textarea-vertical-align="middle" draw:auto-grow-height="false" fo:min-height="2.268cm" fo:min-width="5.6cm"/>
    </style:style>
    <style:style style:name="gr13" style:family="graphic" style:parent-style-name="standard">
      <style:graphic-properties draw:stroke="none" svg:stroke-width="0.035cm" draw:stroke-linejoin="miter" draw:fill="solid" draw:fill-color="#eeeeee" draw:opacity="0%"/>
    </style:style>
    <style:style style:name="gr14" style:family="graphic" style:parent-style-name="standard">
      <style:graphic-properties draw:stroke="none" svg:stroke-width="0.035cm" draw:stroke-linejoin="miter" draw:fill="solid" draw:fill-color="#eeeeee"/>
    </style:style>
    <style:style style:name="gr15" style:family="graphic" style:parent-style-name="objectwithoutfill">
      <style:graphic-properties svg:stroke-width="0.1cm" draw:marker-start-width="0.35cm" draw:marker-end="Linienspitzen_20_1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86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6.146cm" fo:min-width="0.209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4.875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443cm" fo:min-width="3.3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style:font-name="Arial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xml:id="id1" draw:id="id1" draw:layer="layout" svg:width="6.3cm" svg:height="3.3cm" svg:x="3.097cm" svg:y="2.85cm">
            <text:p text:style-name="P1"><text:span text:style-name="T1">Domain Model</text:span><text:span text:style-name="T1"><text:line-break/></text:span><text:span text:style-name="T2">(Situation Calculus,</text:span><text:span text:style-name="T2"><text:line-break/></text:span><text:span text:style-name="T2">Prolog)</text:span></text:p>
            <text:p text:style-name="P1"><text:span text:style-name="T3">SSAs, Precondition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7.2cm" svg:height="3.3cm" svg:x="10.597cm" svg:y="2.85cm">
            <text:p text:style-name="P1"><text:span text:style-name="T1">Agent Behavior Model</text:span><text:span text:style-name="T1"><text:line-break/></text:span><text:span text:style-name="T2">(GOLOG-like, Python)</text:span></text:p>
            <text:p text:style-name="P1"><text:span text:style-name="T2">Agent Process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" draw:id="id4" draw:layer="layout" svg:width="5.2cm" svg:height="3.3cm" svg:x="18.997cm" svg:y="2.85cm">
            <text:p text:style-name="P1"><text:span text:style-name="T1">Probability </text:span><text:span text:style-name="T1"><text:line-break/></text:span><text:span text:style-name="T1">Distributions</text:span></text:p>
            <text:p text:style-name="P1"><text:span text:style-name="T2">(Python)</text:span></text:p>
            <text:p text:style-name="P1"><text:span text:style-name="T2">Actions, Event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2" draw:id="id2" draw:layer="layout" svg:width="6.7cm" svg:height="1.9cm" svg:x="10.847cm" svg:y="8.35cm">
            <draw:glue-point draw:id="8" svg:x="-2.611cm" svg:y="-5cm"/>
            <draw:glue-point draw:id="9" svg:x="2.462cm" svg:y="-5cm"/>
            <draw:glue-point draw:id="10" svg:x="-3.134cm" svg:y="5cm"/>
            <draw:glue-point draw:id="11" svg:x="3.283cm" svg:y="5cm"/>
            <text:p text:style-name="P1"><text:span text:style-name="T4">Simulation</text:span></text:p>
            <draw:enhanced-geometry svg:viewBox="0 0 21600 21600" draw:glue-points="?f6 10800 10800 21600 ?f5 10800 10800 0" draw:text-areas="?f3 ?f3 ?f4 ?f4" draw:type="trapezoid" draw:modifiers="2875.2723474108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onnector draw:style-name="gr5" draw:text-style-name="P1" draw:layer="layout" svg:x1="6.247cm" svg:y1="6.15cm" svg:x2="12.448cm" svg:y2="8.35cm" draw:start-shape="id1" draw:start-glue-point="2" draw:end-shape="id2" draw:end-glue-point="8" svg:d="M6247 6150v1100h6201v1100" svg:viewBox="0 0 6202 2201">
            <text:p/>
          </draw:connector>
          <draw:connector draw:style-name="gr5" draw:text-style-name="P1" draw:layer="layout" svg:x1="14.197cm" svg:y1="6.15cm" svg:x2="14.197cm" svg:y2="8.35cm" draw:start-shape="id3" draw:start-glue-point="2" draw:end-shape="id2" svg:d="M14197 6150v2200" svg:viewBox="0 0 1 2201">
            <text:p/>
          </draw:connector>
          <draw:connector draw:style-name="gr5" draw:text-style-name="P1" draw:layer="layout" svg:x1="21.597cm" svg:y1="6.15cm" svg:x2="15.846cm" svg:y2="8.35cm" draw:start-shape="id4" draw:start-glue-point="2" draw:end-shape="id2" draw:end-glue-point="9" svg:d="M21597 6150v1100h-5751v1100" svg:viewBox="0 0 5752 2201">
            <text:p/>
          </draw:connector>
          <draw:custom-shape draw:style-name="gr6" draw:text-style-name="P1" xml:id="id6" draw:id="id6" draw:layer="layout" svg:width="4.4cm" svg:height="2.535cm" svg:x="11.997cm" svg:y="12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" draw:text-style-name="P1" draw:layer="layout" svg:width="1.801cm" svg:height="1.442cm" draw:transform="rotate (-1.9380136014145) translate (13.5439577742423cm 10.7681278522065cm)" svg:viewBox="0 0 1802 1443" svg:d="M0 1443c1472-352 1802-1443 1802-1443">
            <text:p/>
          </draw:path>
          <draw:path draw:style-name="gr7" draw:text-style-name="P1" draw:layer="layout" svg:width="2.097cm" svg:height="1.235cm" draw:transform="rotate (-1.37339958839434) translate (16.297cm 10.25cm)" svg:viewBox="0 0 2098 1236" svg:d="M0 0c1216 39 2098 1236 2098 1236">
            <text:p/>
          </draw:path>
          <draw:g>
            <svg:title>TexMaths</svg:title>
            <svg:desc>18§display§\ldots§svg§600§TRUE</svg:desc>
            <draw:polygon draw:style-name="gr8" draw:layer="layout" svg:width="0.737cm" svg:height="0.067cm" svg:x="13.828cm" svg:y="11.268cm" svg:viewBox="0 0 738 68" draw:points="369,68 0,68 0,0 738,0 738,68">
              <text:p/>
            </draw:polygon>
            <draw:path draw:style-name="gr9" draw:layer="layout" svg:width="0.067cm" svg:height="0.067cm" svg:x="13.882cm" svg:y="11.268cm" svg:viewBox="0 0 68 68" svg:d="M68 34c0-18-14-34-34-34-18 0-34 16-34 34 0 20 16 34 34 34 20 0 34-14 34-34z">
              <text:p/>
            </draw:path>
            <draw:path draw:style-name="gr9" draw:layer="layout" svg:width="0.067cm" svg:height="0.067cm" svg:x="14.163cm" svg:y="11.268cm" svg:viewBox="0 0 68 68" svg:d="M68 34c0-18-14-34-34-34-18 0-34 16-34 34 0 20 16 34 34 34 20 0 34-14 34-34z">
              <text:p/>
            </draw:path>
            <draw:path draw:style-name="gr9" draw:layer="layout" svg:width="0.067cm" svg:height="0.067cm" svg:x="14.444cm" svg:y="11.268cm" svg:viewBox="0 0 68 68" svg:d="M68 34c0-18-14-34-34-34-18 0-34 16-34 34 0 20 16 34 34 34 20 0 34-14 34-34z">
              <text:p/>
            </draw:path>
          </draw:g>
          <draw:g>
            <svg:title>TexMaths</svg:title>
            <svg:desc>18§display§\sigma_n§svg§600§TRUE</svg:desc>
            <draw:polygon draw:style-name="gr8" draw:layer="layout" svg:width="0.672cm" svg:height="0.366cm" svg:x="16.597cm" svg:y="11.117cm" svg:viewBox="0 0 673 367" draw:points="337,367 0,367 0,0 673,0 673,367">
              <text:p/>
            </draw:polygon>
            <draw:path draw:style-name="gr9" draw:layer="layout" svg:width="0.336cm" svg:height="0.28cm" svg:x="16.62cm" svg:y="11.115cm" svg:viewBox="0 0 337 281" svg:d="M306 38c7 0 31 0 31-24 0-14-13-14-26-14h-144c-97 0-167 104-167 180 0 57 38 101 95 101 76 0 161-76 161-175 0-11 0-41-20-68zM95 268c-30 0-55-23-55-70 0-18 7-70 30-108 25-45 65-52 87-52 52 0 57 41 57 61 0 29-12 81-34 113-25 38-59 56-85 56z">
              <text:p/>
            </draw:path>
            <draw:path draw:style-name="gr9" draw:layer="layout" svg:width="0.271cm" svg:height="0.2cm" svg:x="16.978cm" svg:y="11.288cm" svg:viewBox="0 0 272 201" svg:d="M34 169c-2 5-5 16-5 18 0 9 9 14 16 14s14-5 16-10c2-4 6-18 9-27 2-9 7-29 9-40 4-11 6-20 7-30 6-18 8-22 20-40 13-18 33-41 67-41 25 0 25 23 25 30 0 27-18 77-25 95-6 13-7 17-7 26 0 23 19 37 43 37 43 0 63-61 63-68 0-5-6-5-7-5-6 0-6 1-8 7-10 36-30 54-48 54-9 0-11-6-11-16 0-9 2-17 11-36 5-13 23-61 23-87 0-43-34-50-57-50-38 0-63 23-76 41-4-32-29-41-49-41-18 0-28 14-34 23-11 18-16 44-16 45 0 6 5 6 7 6 7 0 7-2 11-13 5-27 14-48 32-48 11 0 15 9 15 21 0 9-4 25-7 38-4 11-8 30-11 39z">
              <text:p/>
            </draw:path>
          </draw:g>
          <draw:g>
            <svg:title>TexMaths</svg:title>
            <svg:desc>18§display§\sigma_1§svg§600§TRUE</svg:desc>
            <draw:polygon draw:style-name="gr8" draw:layer="layout" svg:width="0.613cm" svg:height="0.366cm" svg:x="11.297cm" svg:y="11.12cm" svg:viewBox="0 0 614 367" draw:points="306,367 0,367 0,0 614,0 614,367">
              <text:p/>
            </draw:polygon>
            <draw:path draw:style-name="gr9" draw:layer="layout" svg:width="0.336cm" svg:height="0.28cm" svg:x="11.32cm" svg:y="11.118cm" svg:viewBox="0 0 337 281" svg:d="M306 38c7 0 31 0 31-24 0-14-13-14-25-14h-145c-97 0-167 104-167 180 0 58 38 101 95 101 76 0 161-76 161-175 0-11 0-41-20-68zM95 268c-30 0-55-23-55-70 0-18 7-70 30-108 25-45 65-52 87-52 52 0 57 41 57 61 0 29-12 81-34 113-25 38-59 56-85 56z">
              <text:p/>
            </draw:path>
            <draw:path draw:style-name="gr9" draw:layer="layout" svg:width="0.163cm" svg:height="0.294cm" svg:x="11.706cm" svg:y="11.192cm" svg:viewBox="0 0 164 295" svg:d="M101 13c0-13 0-13-13-13-29 29-70 29-88 29v16c11 0 40 0 65-13v227c0 15 0 20-45 20h-16v16c7 0 63-2 79-2 14 0 70 2 81 2v-16h-18c-45 0-45-5-45-20z">
              <text:p/>
            </draw:path>
          </draw:g>
          <draw:frame draw:style-name="gr10" draw:layer="layout" svg:width="5.112cm" svg:height="0.962cm" svg:x="19.085cm" svg:y="9.988cm">
            <draw:text-box>
              <text:p>Simulation Runs</text:p>
            </draw:text-box>
          </draw:frame>
          <draw:line draw:style-name="gr11" draw:text-style-name="P1" draw:layer="layout" svg:x1="19.197cm" svg:y1="10.55cm" svg:x2="17.397cm" svg:y2="11.15cm">
            <text:p/>
          </draw:line>
          <draw:g xml:id="id5" draw:id="id5">
            <draw:custom-shape draw:style-name="gr12" draw:text-style-name="P2" draw:layer="layout" svg:width="6.1cm" svg:height="2.518cm" svg:x="18.097cm" svg:y="12.232cm">
              <text:p text:style-name="P1"><text:span text:style-name="T1">Properties</text:span><text:span text:style-name="T1"><text:line-break/></text:span><text:span text:style-name="T2">(Bounded FO-LTL)</text:span><text:span text:style-name="T1"> <text:s/></text:span></text:p>
              <text:p text:style-name="P1"><text:span text:style-name="T2">Invariants, Goals</text:span></text:p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24§display§\Phi§svg§600§TRUE</svg:desc>
              <draw:polygon draw:style-name="gr13" draw:layer="layout" svg:width="0.652cm" svg:height="0.629cm" svg:x="23.127cm" svg:y="12.697cm" svg:viewBox="0 0 653 630" draw:points="326,630 0,630 0,0 653,0 653,630">
                <text:p/>
              </draw:polygon>
              <draw:path draw:style-name="gr14" draw:layer="layout" svg:width="0.551cm" svg:height="0.632cm" svg:x="23.178cm" svg:y="12.694cm" svg:viewBox="0 0 552 633" svg:d="M311 507c142-11 241-97 241-189 0-97-103-181-241-192v-52c0-32 0-45 87-45h29v-29c-31 3-116 3-152 3-38 0-123 0-154-3v29h28c88 0 88 13 88 45v52c-140 13-237 97-237 189 0 97 101 179 237 192v52c0 32 0 45-88 45h-28v29c31-3 116-3 152-3 38 0 123 0 154 3v-29h-29c-87 0-87-11-87-45zM237 486c-129-16-147-111-147-168 0-50 11-153 147-171zM311 144c126 16 151 103 151 171 0 58-15 155-151 173z">
                <text:p/>
              </draw:path>
            </draw:g>
          </draw:g>
          <draw:connector draw:style-name="gr15" draw:text-style-name="P1" draw:layer="layout" svg:x1="18.097cm" svg:y1="13.491cm" svg:x2="16.397cm" svg:y2="13.483cm" draw:start-shape="id5" draw:start-glue-point="3" draw:end-shape="id6" draw:end-glue-point="10" svg:d="M18097 13491h-825v-8h-875" svg:viewBox="0 0 1701 9">
            <text:p/>
          </draw:connector>
          <draw:path draw:style-name="gr7" draw:text-style-name="P1" draw:layer="layout" svg:width="1.851cm" svg:height="1.033cm" draw:transform="rotate (-1.9380136014145) translate (13.5620074314967cm 14.8212048272085cm)" svg:viewBox="0 0 1852 1034" svg:d="M0 1034c1544-165 1852-1034 1852-1034">
            <text:p/>
          </draw:path>
          <draw:path draw:style-name="gr7" draw:text-style-name="P1" draw:layer="layout" svg:width="2.117cm" svg:height="0.662cm" draw:transform="rotate (-1.37339958839434) translate (15.9316226012945cm 14.3430754373044cm)" svg:viewBox="0 0 2118 663" svg:d="M0 35c1471-215 2118 628 2118 628">
            <text:p/>
          </draw:path>
          <draw:g>
            <svg:title>TexMaths</svg:title>
            <svg:desc>18§display§\ldots§svg§600§TRUE</svg:desc>
            <draw:polygon draw:style-name="gr8" draw:layer="layout" svg:width="0.737cm" svg:height="0.067cm" svg:x="13.797cm" svg:y="15.65cm" svg:viewBox="0 0 738 68" draw:points="369,68 0,68 0,0 738,0 738,68">
              <text:p/>
            </draw:polygon>
            <draw:path draw:style-name="gr9" draw:layer="layout" svg:width="0.067cm" svg:height="0.067cm" svg:x="13.851cm" svg:y="15.65cm" svg:viewBox="0 0 68 68" svg:d="M68 34c0-18-14-34-34-34-18 0-34 16-34 34 0 20 16 34 34 34 20 0 34-14 34-34z">
              <text:p/>
            </draw:path>
            <draw:path draw:style-name="gr9" draw:layer="layout" svg:width="0.067cm" svg:height="0.067cm" svg:x="14.132cm" svg:y="15.65cm" svg:viewBox="0 0 68 68" svg:d="M68 34c0-18-14-34-34-34-18 0-34 16-34 34 0 20 16 34 34 34 20 0 34-14 34-34z">
              <text:p/>
            </draw:path>
            <draw:path draw:style-name="gr9" draw:layer="layout" svg:width="0.067cm" svg:height="0.067cm" svg:x="14.413cm" svg:y="15.65cm" svg:viewBox="0 0 68 68" svg:d="M68 34c0-18-14-34-34-34-18 0-34 16-34 34 0 20 16 34 34 34 20 0 34-14 34-34z">
              <text:p/>
            </draw:path>
          </draw:g>
          <draw:g>
            <svg:title>TexMaths</svg:title>
            <svg:desc>18§display§x_1§svg§600§TRUE</svg:desc>
            <draw:polygon draw:style-name="gr8" draw:layer="layout" svg:width="0.613cm" svg:height="0.366cm" svg:x="11.597cm" svg:y="15.48cm" svg:viewBox="0 0 614 367" draw:points="306,367 0,367 0,0 614,0 614,367">
              <text:p/>
            </draw:polygon>
            <draw:path draw:style-name="gr9" draw:layer="layout" svg:width="0.316cm" svg:height="0.287cm" svg:x="11.615cm" svg:y="15.471cm" svg:viewBox="0 0 317 288" svg:d="M194 90c4-18 18-76 63-76 4 0 18 0 31 8-16 3-29 19-29 34 0 11 6 23 24 23 14 0 34-12 34-38 0-32-38-41-60-41-36 0-59 34-66 49-16-42-51-49-69-49-66 0-102 83-102 97 0 7 5 7 7 7 5 0 7-1 9-7 22-66 63-83 85-83 12 0 34 6 34 42 0 20-11 63-34 153-9 39-33 64-60 64-5 0-20 0-32-7 16-3 30-16 30-34s-14-23-25-23c-18 0-34 18-34 37 0 29 32 42 59 42 44 0 65-45 67-49 9 24 31 49 70 49 65 0 101-81 101-97 0-7-5-7-7-7-6 0-7 3-9 7-20 68-63 82-85 82-25 0-34-19-34-41 0-14 4-27 11-56z">
              <text:p/>
            </draw:path>
            <draw:path draw:style-name="gr9" draw:layer="layout" svg:width="0.163cm" svg:height="0.294cm" svg:x="12.006cm" svg:y="15.552cm" svg:viewBox="0 0 164 295" svg:d="M101 13c0-13 0-13-13-13-29 29-70 29-88 29v16c11 0 40 0 65-13v227c0 14 0 20-45 20h-16v16c7 0 63-2 79-2 14 0 70 2 81 2v-16h-18c-45 0-45-6-45-20z">
              <text:p/>
            </draw:path>
          </draw:g>
          <draw:g>
            <svg:title>TexMaths</svg:title>
            <svg:desc>18§display§x_n§svg§600§TRUE</svg:desc>
            <draw:polygon draw:style-name="gr8" draw:layer="layout" svg:width="0.672cm" svg:height="0.367cm" svg:x="16.297cm" svg:y="15.477cm" svg:viewBox="0 0 673 368" draw:points="337,368 0,368 0,0 673,0 673,368">
              <text:p/>
            </draw:polygon>
            <draw:path draw:style-name="gr9" draw:layer="layout" svg:width="0.316cm" svg:height="0.287cm" svg:x="16.315cm" svg:y="15.468cm" svg:viewBox="0 0 317 288" svg:d="M194 90c4-18 18-76 63-76 4 0 18 0 31 8-16 3-29 19-29 34 0 11 6 23 24 23 14 0 34-12 34-38 0-32-38-41-60-41-36 0-59 34-66 49-16-42-51-49-69-49-66 0-102 83-102 97 0 8 5 8 7 8 5 0 7-2 9-8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  <text:p/>
            </draw:path>
            <draw:path draw:style-name="gr9" draw:layer="layout" svg:width="0.271cm" svg:height="0.201cm" svg:x="16.678cm" svg:y="15.648cm" svg:viewBox="0 0 272 202" svg:d="M34 169c-2 6-5 17-5 18 0 9 9 15 16 15s14-6 16-11c2-4 6-18 9-27 2-9 7-29 9-40 4-10 6-19 7-30 6-18 8-22 20-40 13-18 33-41 67-41 25 0 25 23 25 30 0 27-18 78-25 96-6 12-7 16-7 25 0 23 19 38 43 38 43 0 63-61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  <text:p/>
            </draw:path>
          </draw:g>
          <draw:frame draw:style-name="gr16" draw:layer="layout" svg:width="5.286cm" svg:height="1.673cm" svg:x="18.911cm" svg:y="15.85cm">
            <draw:text-box>
              <text:p>Bernoulli Sample<text:line-break/>of Verdicts</text:p>
            </draw:text-box>
          </draw:frame>
          <draw:line draw:style-name="gr11" draw:text-style-name="P1" draw:layer="layout" svg:x1="18.997cm" svg:y1="16.55cm" svg:x2="17.197cm" svg:y2="15.95cm">
            <text:p/>
          </draw:line>
          <draw:custom-shape draw:style-name="gr17" draw:text-style-name="P1" draw:layer="layout" svg:width="2.1cm" svg:height="6.8cm" svg:x="8.897cm" svg:y="12.25cm">
            <text:p/>
            <draw:enhanced-geometry svg:viewBox="0 0 21600 21600" draw:glue-points="21600 0 0 10800 21600 21600" draw:text-areas="13800 ?f9 21600 ?f10" draw:type="left-brace" draw:modifiers="1800 10992.14821349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8" draw:text-style-name="P4" draw:layer="layout" svg:width="5.375cm" svg:height="2.447cm" svg:x="3.353cm" svg:y="14.055cm">
            <draw:text-box>
              <text:p><text:span text:style-name="T5">Statistical </text:span><text:span text:style-name="T5"><text:line-break/></text:span><text:span text:style-name="T5">Model Checking</text:span><text:span text:style-name="T5"><text:line-break/></text:span><text:span text:style-name="T5"/></text:p>
            </draw:text-box>
          </draw:frame>
          <draw:custom-shape draw:style-name="gr19" draw:text-style-name="P1" draw:layer="layout" svg:width="5.6cm" svg:height="2.535cm" svg:x="11.597cm" svg:y="16.4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latex§\begin{align*}
H_0: P(&amp; \mathcal{M} \models \Phi) \\
&amp; \geq P_0 
\end{align*}§svg§600§TRUE</svg:desc>
            <draw:polygon draw:style-name="gr8" draw:layer="layout" svg:width="4.941cm" svg:height="1.687cm" svg:x="3.577cm" svg:y="16.452cm" svg:viewBox="0 0 4942 1688" draw:points="2470,1688 0,1688 0,0 4942,0 4942,1688">
              <text:p/>
            </draw:polygon>
            <draw:path draw:style-name="gr9" draw:layer="layout" svg:width="0.593cm" svg:height="0.481cm" svg:x="3.605cm" svg:y="16.498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  <text:p/>
            </draw:path>
            <draw:path draw:style-name="gr9" draw:layer="layout" svg:width="0.229cm" svg:height="0.337cm" svg:x="4.185cm" svg:y="16.756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  <text:p/>
            </draw:path>
            <draw:path draw:style-name="gr9" draw:layer="layout" svg:width="0.075cm" svg:height="0.303cm" svg:x="4.731cm" svg:y="16.674cm" svg:viewBox="0 0 76 304" svg:d="M76 38c0-22-16-38-38-38-20 0-38 16-38 38 0 20 18 38 38 38 22 0 38-18 38-38zM76 268c0-22-16-38-38-38-20 0-38 16-38 38 0 20 18 36 38 36 22 0 38-16 38-36z">
              <text:p/>
            </draw:path>
            <draw:path draw:style-name="gr9" draw:layer="layout" svg:width="0.503cm" svg:height="0.481cm" svg:x="5.087cm" svg:y="16.49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6 36-108 36h-100z">
              <text:p/>
            </draw:path>
            <draw:path draw:style-name="gr9" draw:layer="layout" svg:width="0.165cm" svg:height="0.703cm" svg:x="5.677cm" svg:y="16.45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9" draw:layer="layout" svg:width="0.767cm" svg:height="0.531cm" svg:x="5.903cm" svg:y="16.482cm" svg:viewBox="0 0 768 532" svg:d="M252 104c20 90 50 242 90 324 16 30 24 46 30 46 4 0 6 0 18-14 54-50 90-92 140-148l154-180c-10 60-36 218-36 302 0 18 2 36 4 56 0 8 2 28 32 28s84-32 84-46c0-4-4-4-6-4-10 0-24 6-32 12-16-4-18-14-20-30-2-24-2-44-2-48 0-78 32-292 52-378 0-6 2-8 2-12s-2-12-6-12-4 2-18 16c-66 82-272 328-342 388-16-38-30-64-54-164-20-80-32-138-44-206-2-10-6-30-6-30-2-4-6-4-8-4-12 0-42 16-44 30-8 60-22 152-72 288-56 150-72 150-86 150-8 0-34-6-50-20-4-4-6-4-6-4-10 0-26 32-26 52 0 6 0 14 22 26 18 10 36 10 38 10 44 0 86-100 100-136 34-80 72-192 92-292z">
              <text:p/>
            </draw:path>
            <draw:path draw:style-name="gr9" draw:layer="layout" svg:width="0.029cm" svg:height="0.703cm" svg:x="7.005cm" svg:y="16.45cm" svg:viewBox="0 0 30 704" svg:d="M30 26c0-14 0-26-14-26-16 0-16 12-16 26v654c0 12 0 24 16 24 14 0 14-12 14-24z">
              <text:p/>
            </draw:path>
            <draw:path draw:style-name="gr9" draw:layer="layout" svg:width="0.469cm" svg:height="0.165cm" svg:x="7.037cm" svg:y="16.72cm" svg:viewBox="0 0 470 166" svg:d="M446 28c10 0 24 0 24-14s-14-14-24-14h-422c-10 0-24 0-24 14s14 14 24 14zM446 166c10 0 24 0 24-14s-14-14-24-14h-422c-10 0-24 0-24 14s14 14 24 14z">
              <text:p/>
            </draw:path>
            <draw:path draw:style-name="gr9" draw:layer="layout" svg:width="0.429cm" svg:height="0.481cm" svg:x="7.777cm" svg:y="16.498cm" svg:viewBox="0 0 430 482" svg:d="M242 386c110-8 188-74 188-144 0-74-80-138-188-146v-40c0-24 0-34 68-34h22v-22c-24 2-90 2-118 2-30 0-96 0-120-2v22h22c68 0 68 10 68 34v40c-108 10-184 74-184 144 0 74 78 136 184 146v40c0 24 0 34-68 34h-22v22c24-2 90-2 118-2 30 0 96 0 120 2v-22h-22c-68 0-68-8-68-34zM184 370c-100-12-114-84-114-128 0-38 8-116 114-130zM242 110c98 12 118 78 118 130 0 44-12 118-118 132z">
              <text:p/>
            </draw:path>
            <draw:path draw:style-name="gr9" draw:layer="layout" svg:width="0.165cm" svg:height="0.703cm" svg:x="8.285cm" svg:y="16.45cm" svg:viewBox="0 0 166 704" svg:d="M166 352c0-54-8-140-48-220-42-86-104-132-110-132s-8 2-8 8c0 2 0 2 14 16 70 70 110 182 110 328 0 122-26 246-114 334-10 8-10 10-10 12 0 4 2 6 8 6s70-48 112-136c36-78 46-156 46-216z">
              <text:p/>
            </draw:path>
            <draw:path draw:style-name="gr9" draw:layer="layout" svg:width="0.431cm" svg:height="0.545cm" svg:x="6.139cm" svg:y="17.584cm" svg:viewBox="0 0 432 546" svg:d="M418 220c10-4 14-10 14-16s-4-10-14-16l-390-184c-10-4-12-4-14-4-8 0-14 6-14 14s6 12 14 16l370 174-370 174c-14 6-14 12-14 16 0 8 6 14 14 14 2 0 4 0 12-4zM406 546c12 0 26 0 26-14s-16-14-26-14h-380c-12 0-26 0-26 14s12 14 24 14z">
              <text:p/>
            </draw:path>
            <draw:path draw:style-name="gr9" draw:layer="layout" svg:width="0.503cm" svg:height="0.481cm" svg:x="6.847cm" svg:y="17.55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  <text:p/>
            </draw:path>
            <draw:path draw:style-name="gr9" draw:layer="layout" svg:width="0.229cm" svg:height="0.337cm" svg:x="7.295cm" svg:y="17.81cm" svg:viewBox="0 0 230 338" svg:d="M230 170c0-54-6-92-30-128-14-22-46-42-84-42-116 0-116 136-116 170 0 36 0 168 116 168 114 0 114-132 114-168zM116 324c-24 0-54-12-64-54-6-28-6-70-6-106s0-74 6-100c10-40 42-50 64-50 26 0 52 16 60 44s10 64 10 106c0 36 0 74-8 104-10 46-42 56-62 56z">
              <text:p/>
            </draw:path>
          </draw:g>
          <draw:g>
            <svg:title>TexMaths</svg:title>
            <svg:desc>20§display§H_0: p \geq P_0§svg§600§TRUE</svg:desc>
            <draw:polygon draw:style-name="gr8" draw:layer="layout" svg:width="3.499cm" svg:height="0.615cm" svg:x="12.647cm" svg:y="17.375cm" svg:viewBox="0 0 3500 616" draw:points="1750,616 0,616 0,0 3500,0 3500,616">
              <text:p/>
            </draw:polygon>
            <draw:path draw:style-name="gr9" draw:layer="layout" svg:width="0.593cm" svg:height="0.481cm" svg:x="12.675cm" svg:y="17.373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0 24-64 24-12 0-18 0-18 14 0 8 8 8 10 8 20 0 70-2 90-2 14 0 30 0 44 0 16 0 32 2 46 2 6 0 14 0 14-14 0-8-6-8-18-8-26 0-46 0-46-12 0-4 0-8 2-12z">
              <text:p/>
            </draw:path>
            <draw:path draw:style-name="gr9" draw:layer="layout" svg:width="0.229cm" svg:height="0.337cm" svg:x="13.255cm" svg:y="17.633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  <text:p/>
            </draw:path>
            <draw:path draw:style-name="gr9" draw:layer="layout" svg:width="0.075cm" svg:height="0.303cm" svg:x="13.801cm" svg:y="17.551cm" svg:viewBox="0 0 76 304" svg:d="M76 38c0-22-16-38-38-38-20 0-38 16-38 38 0 20 18 38 38 38 22 0 38-18 38-38zM76 268c0-22-16-38-38-38-20 0-38 16-38 38 0 20 18 36 38 36 22 0 38-16 38-36z">
              <text:p/>
            </draw:path>
            <draw:path draw:style-name="gr9" draw:layer="layout" svg:width="0.367cm" svg:height="0.449cm" svg:x="14.107cm" svg:y="17.5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  <text:p/>
            </draw:path>
            <draw:path draw:style-name="gr9" draw:layer="layout" svg:width="0.431cm" svg:height="0.545cm" svg:x="14.735cm" svg:y="17.407cm" svg:viewBox="0 0 432 546" svg:d="M418 220c10-4 14-10 14-16s-4-10-14-16l-390-184c-10-4-12-4-14-4-8 0-14 6-14 14s6 12 14 16l370 174-370 174c-14 6-14 12-14 16 0 8 6 14 14 14 2 0 4 0 12-4zM406 546c12 0 26 0 26-14s-16-14-26-14h-380c-12 0-26 0-26 14s12 14 24 14z">
              <text:p/>
            </draw:path>
            <draw:path draw:style-name="gr9" draw:layer="layout" svg:width="0.503cm" svg:height="0.481cm" svg:x="15.445cm" svg:y="17.373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  <text:p/>
            </draw:path>
            <draw:path draw:style-name="gr9" draw:layer="layout" svg:width="0.229cm" svg:height="0.337cm" svg:x="15.893cm" svg:y="17.633cm" svg:viewBox="0 0 230 338" svg:d="M230 170c0-54-6-92-30-128-14-22-46-42-84-42-116 0-116 136-116 170 0 36 0 168 116 168 114 0 114-132 114-168zM116 324c-24 0-54-12-64-54-6-28-6-70-6-106s0-74 6-100c12-40 42-50 64-50 26 0 52 16 60 44s10 64 10 106c0 36 0 74-8 104-10 46-42 56-62 56z">
              <text:p/>
            </draw:path>
          </draw:g>
          <draw:g>
            <svg:title>TexMaths</svg:title>
            <svg:desc>20§display§\sigma_i \models \Phi§svg§600§TRUE</svg:desc>
            <draw:polygon draw:style-name="gr8" draw:layer="layout" svg:width="2.153cm" svg:height="0.701cm" svg:x="13.12cm" svg:y="13.132cm" svg:viewBox="0 0 2154 702" draw:points="1078,702 0,702 0,0 2154,0 2154,702">
              <text:p/>
            </draw:polygon>
            <draw:path draw:style-name="gr9" draw:layer="layout" svg:width="0.373cm" svg:height="0.311cm" svg:x="13.146cm" svg:y="13.354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  <text:p/>
            </draw:path>
            <draw:path draw:style-name="gr9" draw:layer="layout" svg:width="0.151cm" svg:height="0.333cm" svg:x="13.544cm" svg:y="13.43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  <text:p/>
            </draw:path>
            <draw:path draw:style-name="gr9" draw:layer="layout" svg:width="0.029cm" svg:height="0.703cm" svg:x="14.034cm" svg:y="13.13cm" svg:viewBox="0 0 30 704" svg:d="M30 26c0-14 0-26-14-26-16 0-16 12-16 26v654c0 12 0 24 16 24 14 0 14-12 14-24z">
              <text:p/>
            </draw:path>
            <draw:path draw:style-name="gr9" draw:layer="layout" svg:width="0.469cm" svg:height="0.165cm" svg:x="14.066cm" svg:y="13.4cm" svg:viewBox="0 0 470 166" svg:d="M446 28c10 0 24 0 24-14s-14-14-24-14h-422c-10 0-24 0-24 14s14 14 24 14zM446 166c10 0 24 0 24-14s-14-14-24-14h-422c-10 0-24 0-24 14s14 14 24 14z">
              <text:p/>
            </draw:path>
            <draw:path draw:style-name="gr9" draw:layer="layout" svg:width="0.429cm" svg:height="0.481cm" svg:x="14.806cm" svg:y="13.178cm" svg:viewBox="0 0 430 482" svg:d="M242 386c110-8 188-74 188-144 0-74-80-138-188-146v-40c0-24 0-34 68-34h22v-22c-24 2-90 2-118 2-30 0-96 0-120-2v22h22c68 0 68 10 68 34v40c-108 10-184 74-184 144 0 74 78 136 184 146v40c0 24 0 34-68 34h-22v22c24-2 90-2 118-2 30 0 96 0 120 2v-22h-22c-68 0-68-8-68-34zM184 370c-100-12-114-84-114-128 0-38 8-116 114-130zM242 110c98 12 118 78 118 130 0 44-12 118-118 13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30T09:48:15.624000000</meta:creation-date>
    <dc:date>2015-02-10T16:50:10.630000000</dc:date>
    <meta:editing-duration>PT1H11M28S</meta:editing-duration>
    <meta:editing-cycles>21</meta:editing-cycles>
    <meta:generator>LibreOffice/4.3.5.2$Windows_x86 LibreOffice_project/3a87456aaa6a95c63eea1c1b3201acedf0751bd5</meta:generator>
    <meta:document-statistic meta:object-count="83"/>
  </office:meta>
</office:document-meta>
</file>